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1-Elimine la tabla si existe:</text:p>
      <text:p text:style-name="P1">*/</text:p>
      <text:p text:style-name="P1">DROP TABLE IF EXISTS facturas;</text:p>
      <text:p text:style-name="P1">/*</text:p>
      <text:p text:style-name="P1">2-Cree la tabla con la siguiente estructura:</text:p>
      <text:p text:style-name="P1">*/</text:p>
      <text:p text:style-name="P1">CREATE TABLE facturas(</text:p>
      <text:p text:style-name="P1">numero INT(10) UNSIGNED ZEROFILL AUTO_INCREMENT,</text:p>
      <text:p text:style-name="P1">numeroitem SMALLINT UNSIGNED,</text:p>
      <text:p text:style-name="P1">descripcion VARCHAR(30),</text:p>
      <text:p text:style-name="P1">precioporunidad DECIMAL(5,2) UNSIGNED,</text:p>
      <text:p text:style-name="P1">cantidad TINYINT UNSIGNED,</text:p>
      <text:p text:style-name="P1">PRIMARY KEY (numero,numeroitem)</text:p>
      <text:p text:style-name="P1">);</text:p>
      <text:p text:style-name="P1">/*</text:p>
      <text:p text:style-name="P1">3-Ingrese algunos registros:</text:p>
      <text:p text:style-name="P1">*/</text:p>
      <text:p text:style-name="P1">INSERT INTO facturas VALUES ('0000000100',1,'escuadra 20 cm.',2.50,20);</text:p>
      <text:p text:style-name="P1">INSERT INTO facturas VALUES ('0000000100',2,'escuadra 50 cm.',5.00,30);</text:p>
      <text:p text:style-name="P1">INSERT INTO facturas VALUES ('0000000100',3,'goma lapiz-tinta',0.35,100);</text:p>
      <text:p text:style-name="P1">INSERT INTO facturas VALUES ('0000000102',1,'lapices coloresx6',4.40,50);</text:p>
      <text:p text:style-name="P1">INSERT INTO facturas VALUES ('0000000102',2,'lapices coloresx12',8.00,60);</text:p>
      <text:p text:style-name="P1">INSERT INTO facturas VALUES ('0000000255',1,'lapices coloresx24',12.35,100);</text:p>
      <text:p text:style-name="P1">INSERT INTO facturas VALUES ('0000000567',1,'compas plastico',12.00,50);</text:p>
      <text:p text:style-name="P1">INSERT INTO facturas VALUES ('0000000567',2,'compas metal',18.90,80);</text:p>
      <text:p text:style-name="P1">/*</text:p>
      <text:p text:style-name="P1">4-Se quiere guardar la siguiente información en una tabla denominada montofacturas:</text:p>
      <text:p text:style-name="P1"><text:s text:c="4"/>· numero: número de factura</text:p>
      <text:p text:style-name="P1"><text:s text:c="4"/>· total: total en dinero de todos los items de cada factura (precioporunidad x cantidad).</text:p>
      <text:p text:style-name="P1">*/</text:p>
      <text:p text:style-name="P1">CREATE TABLE montofacturas(</text:p>
      <text:p text:style-name="P1">SELECT numero AS numero,SUM(precioporunidad*cantidad) AS total</text:p>
      <text:p text:style-name="P1">FROM facturas GROUP BY numero</text:p>
      <text:p text:style-name="P1">);</text:p>
      <text:p text:style-name="P1">/*</text:p>
      <text:p text:style-name="P1">5-Elimine la tabla montofacturas si existe:</text:p>
      <text:p text:style-name="P1">*/</text:p>
      <text:p text:style-name="P1">DROP TABLE IF EXISTS montofacturas;</text:p>
      <text:p text:style-name="P1">/*</text:p>
      <text:p text:style-name="P1">6-Realice una consulta de la tabla facturas, agrupando por numero, en la cual aparezca</text:p>
      <text:p text:style-name="P1">el numero de factura y el monto total de todos sus items:</text:p>
      <text:p text:style-name="P1">*/</text:p>
      <text:p text:style-name="P1">SELECT numeroitem,SUM(precioporunidad*cantidad) FROM facturas GROUP BY numeroitem;</text:p>
      <text:p text:style-name="P1">/*</text:p>
      <text:p text:style-name="P1">7-Cree la tabla montofacturas a partir de la consulta anterior:</text:p>
      <text:p text:style-name="P1">*/</text:p>
      <text:p text:style-name="P1">CREATE TABLE montofacturas(</text:p>
      <text:p text:style-name="P1">SELECT numeroitem,SUM(precioporunidad*cantidad)</text:p>
      <text:p text:style-name="P1">FROM facturas GROUP BY numeroitem</text:p>
      <text:p text:style-name="P1">);</text:p>
      <text:p text:style-name="P1">/*</text:p>
      <text:p text:style-name="P1">8-Muestre todos los registros de la tabla montofacturas:</text:p>
      <text:p text:style-name="P1">*/</text:p>
      <text:p text:style-name="P1">SELECT * FROM montofacturas;</text:p>
      <text:p text:style-name="P1">/*</text:p>
      <text:p text:style-name="P1">9-Visualice la estructura de la nueva tabla creada:</text:p>
      <text:p text:style-name="P1">*/</text:p>
      <text:p text:style-name="P1"><text:soft-page-break/>DESCRIBE montofactura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9" meta:word-count="244" meta:character-count="1926" meta:non-whitespace-character-count="1733"/>
  </office:meta>
</office:document-meta>
</file>